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a43da" officeooo:paragraph-rsid="000a43da" style:font-size-asian="15.75pt" style:font-size-complex="18pt"/>
    </style:style>
    <style:style style:name="P2" style:family="paragraph" style:parent-style-name="Standard">
      <style:text-properties fo:font-size="18pt" officeooo:rsid="000a43da" officeooo:paragraph-rsid="0014aa15" style:font-size-asian="15.75pt" style:font-size-complex="18pt"/>
    </style:style>
    <style:style style:name="P3" style:family="paragraph" style:parent-style-name="Standard">
      <style:text-properties fo:font-size="18pt" officeooo:rsid="000a43da" officeooo:paragraph-rsid="00166aa4" style:font-size-asian="15.75pt" style:font-size-complex="18pt"/>
    </style:style>
    <style:style style:name="P4" style:family="paragraph" style:parent-style-name="Standard">
      <style:text-properties fo:font-size="18pt" officeooo:rsid="000c16fc" officeooo:paragraph-rsid="000c16fc" style:font-size-asian="15.75pt" style:font-size-complex="18pt"/>
    </style:style>
    <style:style style:name="P5" style:family="paragraph" style:parent-style-name="Standard">
      <style:text-properties fo:font-size="18pt" officeooo:rsid="000c16fc" officeooo:paragraph-rsid="000e1bbd" style:font-size-asian="15.75pt" style:font-size-complex="18pt"/>
    </style:style>
    <style:style style:name="P6" style:family="paragraph" style:parent-style-name="Standard">
      <style:text-properties fo:font-size="18pt" officeooo:rsid="000c16fc" officeooo:paragraph-rsid="0014aa15" style:font-size-asian="15.75pt" style:font-size-complex="18pt"/>
    </style:style>
    <style:style style:name="P7" style:family="paragraph" style:parent-style-name="Standard">
      <style:text-properties fo:font-size="18pt" officeooo:rsid="000d6699" officeooo:paragraph-rsid="000d6699" style:font-size-asian="15.75pt" style:font-size-complex="18pt"/>
    </style:style>
    <style:style style:name="P8" style:family="paragraph" style:parent-style-name="Standard">
      <style:text-properties fo:font-size="18pt" officeooo:rsid="000d6699" officeooo:paragraph-rsid="000e1bbd" style:font-size-asian="15.75pt" style:font-size-complex="18pt"/>
    </style:style>
    <style:style style:name="P9" style:family="paragraph" style:parent-style-name="Standard">
      <style:text-properties fo:font-size="18pt" officeooo:rsid="000e0945" officeooo:paragraph-rsid="000e0945" style:font-size-asian="15.75pt" style:font-size-complex="18pt"/>
    </style:style>
    <style:style style:name="P10" style:family="paragraph" style:parent-style-name="Standard">
      <style:text-properties fo:font-size="18pt" officeooo:rsid="000e0945" officeooo:paragraph-rsid="000fa05b" style:font-size-asian="15.75pt" style:font-size-complex="18pt"/>
    </style:style>
    <style:style style:name="P11" style:family="paragraph" style:parent-style-name="Standard">
      <style:text-properties fo:font-size="18pt" officeooo:rsid="000e0945" officeooo:paragraph-rsid="0014aa15" style:font-size-asian="15.75pt" style:font-size-complex="18pt"/>
    </style:style>
    <style:style style:name="P12" style:family="paragraph" style:parent-style-name="Standard">
      <style:text-properties fo:font-size="18pt" officeooo:rsid="000e1bbd" officeooo:paragraph-rsid="000e1bbd" style:font-size-asian="15.75pt" style:font-size-complex="18pt"/>
    </style:style>
    <style:style style:name="P13" style:family="paragraph" style:parent-style-name="Standard">
      <style:text-properties fo:font-size="18pt" officeooo:rsid="00121b39" officeooo:paragraph-rsid="00121b39" style:font-size-asian="15.75pt" style:font-size-complex="18pt"/>
    </style:style>
    <style:style style:name="P14" style:family="paragraph" style:parent-style-name="Standard">
      <style:text-properties fo:font-size="18pt" officeooo:rsid="00128605" officeooo:paragraph-rsid="00128605" style:font-size-asian="15.75pt" style:font-size-complex="18pt"/>
    </style:style>
    <style:style style:name="P15" style:family="paragraph" style:parent-style-name="Standard">
      <style:text-properties fo:font-size="18pt" officeooo:rsid="0014aa15" officeooo:paragraph-rsid="0014aa15" style:font-size-asian="15.75pt" style:font-size-complex="18pt"/>
    </style:style>
    <style:style style:name="P16" style:family="paragraph" style:parent-style-name="Standard">
      <style:text-properties fo:font-size="18pt" style:text-underline-style="solid" style:text-underline-width="auto" style:text-underline-color="font-color" fo:font-weight="bold" officeooo:rsid="000a43da" officeooo:paragraph-rsid="000a43da" style:font-size-asian="15.75pt" style:font-weight-asian="bold" style:font-size-complex="18pt" style:font-weight-complex="bold"/>
    </style:style>
    <style:style style:name="P17" style:family="paragraph" style:parent-style-name="Standard">
      <style:text-properties fo:font-size="18pt" style:text-underline-style="solid" style:text-underline-width="auto" style:text-underline-color="font-color" fo:font-weight="bold" officeooo:rsid="00166aa4" officeooo:paragraph-rsid="00166aa4" style:font-size-asian="15.75pt" style:font-weight-asian="bold" style:font-size-complex="18pt" style:font-weight-complex="bold"/>
    </style:style>
    <style:style style:name="P18" style:family="paragraph" style:parent-style-name="Standard">
      <style:text-properties fo:font-size="18pt" style:text-underline-style="none" fo:font-weight="normal" officeooo:rsid="00166aa4" officeooo:paragraph-rsid="00166aa4" style:font-size-asian="15.75pt" style:font-weight-asian="normal" style:font-size-complex="18pt" style:font-weight-complex="normal"/>
    </style:style>
    <style:style style:name="P19" style:family="paragraph" style:parent-style-name="Standard">
      <style:text-properties fo:font-size="18pt" style:text-underline-style="none" fo:font-weight="normal" officeooo:rsid="00166aa4" officeooo:paragraph-rsid="0017733f" style:font-size-asian="15.75pt" style:font-weight-asian="normal" style:font-size-complex="18pt" style:font-weight-complex="normal"/>
    </style:style>
    <style:style style:name="P20" style:family="paragraph" style:parent-style-name="Standard">
      <style:text-properties style:text-line-through-style="none" style:text-line-through-type="none" fo:font-size="18pt" style:text-underline-style="solid" style:text-underline-width="auto" style:text-underline-color="font-color" fo:font-weight="bold" officeooo:rsid="000a43da" officeooo:paragraph-rsid="000a43da" style:font-size-asian="15.75pt" style:font-weight-asian="bold" style:font-size-complex="18pt" style:font-weight-complex="bold"/>
    </style:style>
    <style:style style:name="T1" style:family="text">
      <style:text-properties officeooo:rsid="000c16fc"/>
    </style:style>
    <style:style style:name="T2" style:family="text">
      <style:text-properties officeooo:rsid="000e1bbd"/>
    </style:style>
    <style:style style:name="T3" style:family="text">
      <style:text-properties officeooo:rsid="0014aa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ubrique</text:p>
      <text:p text:style-name="P1">id_rubrique<text:tab/><text:tab/><text:tab/><text:tab/><text:tab/><text:span text:style-name="T3">COUNTER</text:span></text:p>
      <text:p text:style-name="P1">libelle_court<text:tab/><text:tab/><text:tab/><text:tab/><text:tab/>Varchar(30)</text:p>
      <text:p text:style-name="P1">libelle<text:tab/><text:tab/><text:tab/><text:tab/><text:tab/><text:tab/>Varchar(100)</text:p>
      <text:p text:style-name="P1">image<text:tab/><text:tab/><text:tab/><text:tab/><text:tab/><text:tab/>Varchar(100)</text:p>
      <text:p text:style-name="P1"/>
      <text:p text:style-name="P1"/>
      <text:p text:style-name="P16">sous_rubrique</text:p>
      <text:p text:style-name="P2">id_rubrique<text:tab/><text:tab/><text:tab/><text:tab/><text:tab/><text:span text:style-name="T3">COUNTER</text:span></text:p>
      <text:p text:style-name="P1">libelle_court<text:tab/><text:tab/><text:tab/><text:tab/><text:tab/>Varchar(30)</text:p>
      <text:p text:style-name="P1">libelle_long<text:tab/><text:tab/><text:tab/><text:tab/><text:tab/>Varchar(100)</text:p>
      <text:p text:style-name="P1">image<text:tab/><text:tab/><text:tab/><text:tab/><text:tab/><text:tab/>Varchar(100)</text:p>
      <text:p text:style-name="P1">prix_HT<text:tab/><text:tab/><text:tab/><text:tab/><text:tab/><text:tab/>Décimal(10,2)</text:p>
      <text:p text:style-name="P3"><text:span text:style-name="T1">FOREIGNKEY<text:tab/><text:tab/><text:tab/><text:tab/></text:span>référence_fournisseur</text:p>
      <text:p text:style-name="P4">FOREIGNKEY <text:tab/><text:tab/><text:tab/><text:tab/>id_rubrique</text:p>
      <text:p text:style-name="P1"/>
      <text:p text:style-name="P17">fournisseur</text:p>
      <text:p text:style-name="P18">numéro_fournisseur<text:tab/><text:tab/><text:tab/>Varchar(20)</text:p>
      <text:p text:style-name="P18">nom<text:tab/><text:tab/><text:tab/><text:tab/><text:tab/><text:tab/><text:tab/><text:span text:style-name="T1">Varchar(50)</text:span></text:p>
      <text:p text:style-name="P18">adresse<text:tab/><text:tab/><text:tab/><text:tab/><text:tab/><text:tab/><text:span text:style-name="T1">Varchar(200)</text:span></text:p>
      <text:p text:style-name="P18">pays<text:tab/><text:tab/><text:tab/><text:tab/><text:tab/><text:tab/><text:tab/><text:span text:style-name="T1">Varchar(30)</text:span></text:p>
      <text:p text:style-name="P18">ville<text:tab/><text:tab/><text:tab/><text:tab/><text:tab/><text:tab/><text:tab/><text:span text:style-name="T1">Varchar(50)</text:span></text:p>
      <text:p text:style-name="P19">téléphone<text:tab/><text:tab/><text:tab/><text:tab/><text:tab/><text:tab/><text:span text:style-name="T1">Varchar(20)</text:span></text:p>
      <text:p text:style-name="P19">code postal<text:tab/><text:tab/><text:tab/><text:tab/><text:tab/><text:span text:style-name="T1">Varchar(20)</text:span></text:p>
      <text:p text:style-name="P18"/>
      <text:p text:style-name="P20">utilisateur</text:p>
      <text:p text:style-name="P6">id_utilisateur<text:tab/><text:tab/><text:tab/><text:tab/><text:tab/><text:span text:style-name="T3">COUNTER</text:span></text:p>
      <text:p text:style-name="P4">nom<text:tab/><text:tab/><text:tab/><text:tab/><text:tab/><text:tab/><text:tab/>Varchar(50)</text:p>
      <text:p text:style-name="P4">prénom<text:tab/><text:tab/><text:tab/><text:tab/><text:tab/><text:tab/>Varchar(50)</text:p>
      <text:p text:style-name="P4">mail<text:tab/><text:tab/><text:tab/><text:tab/><text:tab/><text:tab/><text:tab/>Varchar(100)</text:p>
      <text:p text:style-name="P4">adresse<text:tab/><text:tab/><text:tab/><text:tab/><text:tab/><text:tab/>Varchar(200)</text:p>
      <text:p text:style-name="P4">code_postal<text:tab/><text:tab/><text:tab/><text:tab/><text:tab/>Varchar(20)</text:p>
      <text:p text:style-name="P4">pays<text:tab/><text:tab/><text:tab/><text:tab/><text:tab/><text:tab/><text:tab/>Varchar(30)</text:p>
      <text:p text:style-name="P4">ville<text:tab/><text:tab/><text:tab/><text:tab/><text:tab/><text:tab/><text:tab/>Varchar(50)</text:p>
      <text:p text:style-name="P4">Téléphone<text:tab/><text:tab/><text:tab/><text:tab/><text:tab/>Varchar(20)</text:p>
      <text:p text:style-name="P4"><text:soft-page-break/>mot_de_passe<text:tab/><text:tab/><text:tab/><text:tab/><text:tab/>Varchar(300)</text:p>
      <text:p text:style-name="P4">Role<text:tab/><text:tab/><text:tab/><text:tab/><text:tab/><text:tab/><text:tab/>Varchar(30)</text:p>
      <text:p text:style-name="P1"/>
      <text:p text:style-name="P16">commande</text:p>
      <text:p text:style-name="P6">id_commande<text:tab/><text:tab/><text:tab/><text:tab/><text:tab/><text:span text:style-name="T3">COUNTER</text:span></text:p>
      <text:p text:style-name="P12">prix_unitaire<text:tab/><text:tab/><text:tab/><text:tab/><text:tab/>Décimal(10,2)</text:p>
      <text:p text:style-name="P12">nombre<text:tab/><text:tab/><text:tab/><text:tab/><text:tab/><text:tab/>INT</text:p>
      <text:p text:style-name="P8"><text:span text:style-name="T1">FOREIGNKEY<text:tab/><text:tab/><text:tab/><text:tab/></text:span>id_utilisateur</text:p>
      <text:p text:style-name="P5">FOREIGNKEY<text:tab/><text:tab/><text:tab/><text:tab/><text:span text:style-name="T2">id_rubrique</text:span></text:p>
      <text:p text:style-name="P7"/>
      <text:p text:style-name="P1"/>
      <text:p text:style-name="P1"/>
      <text:p text:style-name="P1"/>
      <text:p text:style-name="P16">facture</text:p>
      <text:p text:style-name="P11">id_facture<text:tab/><text:tab/><text:tab/><text:tab/><text:tab/><text:span text:style-name="T3">COUNTER</text:span></text:p>
      <text:p text:style-name="P14">etat_facture<text:tab/><text:tab/><text:tab/><text:tab/><text:tab/>Varchar(20)</text:p>
      <text:p text:style-name="P5">nom<text:tab/><text:tab/><text:tab/><text:tab/><text:tab/><text:tab/><text:tab/>Varchar(50)</text:p>
      <text:p text:style-name="P5">prénom<text:tab/><text:tab/><text:tab/><text:tab/><text:tab/><text:tab/>Varchar(50)</text:p>
      <text:p text:style-name="P5">mail<text:tab/><text:tab/><text:tab/><text:tab/><text:tab/><text:tab/><text:tab/>Varchar(100)</text:p>
      <text:p text:style-name="P5">adresse<text:tab/><text:tab/><text:tab/><text:tab/><text:tab/><text:tab/>Varchar(200)</text:p>
      <text:p text:style-name="P5">code_postal<text:tab/><text:tab/><text:tab/><text:tab/><text:tab/>Varchar(20)</text:p>
      <text:p text:style-name="P5">pays<text:tab/><text:tab/><text:tab/><text:tab/><text:tab/><text:tab/><text:tab/>Varchar(30)</text:p>
      <text:p text:style-name="P5">ville<text:tab/><text:tab/><text:tab/><text:tab/><text:tab/><text:tab/><text:tab/>Varchar(50)</text:p>
      <text:p text:style-name="P5">Téléphone<text:tab/><text:tab/><text:tab/><text:tab/><text:tab/>Varchar(20)</text:p>
      <text:p text:style-name="P9">montant_total<text:tab/><text:tab/><text:tab/><text:tab/><text:tab/>Décimal(11,2)</text:p>
      <text:p text:style-name="P10"><text:span text:style-name="T1">FOREIGNKEY<text:tab/><text:tab/><text:tab/><text:tab/></text:span>id_commande</text:p>
      <text:p text:style-name="P1"/>
      <text:p text:style-name="P16">bon_de_livraison</text:p>
      <text:p text:style-name="P11">id_livraison<text:tab/><text:tab/><text:tab/><text:tab/><text:tab/><text:span text:style-name="T3">COUNTER</text:span></text:p>
      <text:p text:style-name="P13">etat_livraison<text:tab/><text:tab/><text:tab/><text:tab/><text:tab/>Varchar(20)</text:p>
      <text:p text:style-name="P5">nom<text:tab/><text:tab/><text:tab/><text:tab/><text:tab/><text:tab/><text:tab/>Varchar(50)</text:p>
      <text:p text:style-name="P5">prénom<text:tab/><text:tab/><text:tab/><text:tab/><text:tab/><text:tab/>Varchar(50)</text:p>
      <text:p text:style-name="P5">adresse<text:tab/><text:tab/><text:tab/><text:tab/><text:tab/><text:tab/>Varchar(200)</text:p>
      <text:p text:style-name="P5">code_postal<text:tab/><text:tab/><text:tab/><text:tab/><text:tab/>Varchar(20)</text:p>
      <text:p text:style-name="P5">pays<text:tab/><text:tab/><text:tab/><text:tab/><text:tab/><text:tab/><text:tab/>Varchar(30)</text:p>
      <text:p text:style-name="P5"><text:soft-page-break/>ville<text:tab/><text:tab/><text:tab/><text:tab/><text:tab/><text:tab/><text:tab/>Varchar(50)</text:p>
      <text:p text:style-name="P5">Téléphone<text:tab/><text:tab/><text:tab/><text:tab/><text:tab/>Varchar(20)</text:p>
      <text:p text:style-name="P10"><text:span text:style-name="T1">FOREIGNKEY<text:tab/><text:tab/><text:tab/><text:tab/></text:span>id_facture</text:p>
      <text:p text:style-name="P1"/>
      <text:p text:style-name="P1"/>
      <text:p text:style-name="P1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3:15:38.904362602</meta:creation-date>
    <dc:date>2024-04-22T14:06:54.599272070</dc:date>
    <meta:editing-duration>PT41M1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63" meta:word-count="120" meta:character-count="1468" meta:non-whitespace-character-count="1151"/>
  </office:meta>
</office:document-meta>
</file>